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Unit 4 - Exception Handling</text:span></text:p>
      <text:p text:style-name="P2"><text:span text:style-name="T2">1.Write java programs to demonstrate Exception handling using try, catch, throw, throws and finally statements.</text:span></text:p>
      <text:p text:style-name="P2"><text:span text:style-name="T3">PROGRAM.</text:span></text:p>
      <text:p text:style-name="P2"><text:span text:style-name="T4">package exceptionkeywords;</text:span></text:p>
      <text:p text:style-name="P2"><text:span text:style-name="T4">import java.io.IOException;</text:span></text:p>
      <text:p text:style-name="P2"><text:span text:style-name="T4">import java.util.Scanner;</text:span></text:p>
      <text:p text:style-name="P2"><text:span text:style-name="T4">public class ExceptionKeywords {</text:span></text:p>
      <text:p text:style-name="P2"><text:span text:style-name="T4"><text:s text:c="4"/>public static void main(String[] args)throws IOException{</text:span></text:p>
      <text:p text:style-name="P2"><text:span text:style-name="T4"><text:s text:c="8"/>// TODO code application logic here</text:span></text:p>
      <text:p text:style-name="P2"><text:span text:style-name="T4"><text:s text:c="8"/>Scanner sc=new Scanner(System.in);</text:span></text:p>
      <text:p text:style-name="P2"><text:span text:style-name="T4"><text:s text:c="8"/>String s;</text:span></text:p>
      <text:p text:style-name="P2"><text:span text:style-name="T4"><text:s text:c="8"/>boolean flag;</text:span></text:p>
      <text:p text:style-name="P2"><text:span text:style-name="T4"><text:s text:c="8"/>do</text:span></text:p>
      <text:p text:style-name="P2"><text:span text:style-name="T4"><text:s text:c="8"/>{</text:span></text:p>
      <text:p text:style-name="P2"><text:span text:style-name="T4"><text:s text:c="11"/>try</text:span></text:p>
      <text:p text:style-name="P2"><text:span text:style-name="T4"><text:s text:c="11"/>{</text:span></text:p>
      <text:p text:style-name="P2"><text:span text:style-name="T4"><text:s text:c="15"/>flag=false;</text:span></text:p>
      <text:p text:style-name="P2"><text:span text:style-name="T4"><text:s text:c="15"/>System.out.println("Which country do you belong to ?");</text:span></text:p>
      <text:p text:style-name="P2"><text:span text:style-name="T4"><text:s text:c="15"/>s=sc.nextLine();</text:span></text:p>
      <text:p text:style-name="P2"><text:span text:style-name="T4"><text:s text:c="15"/></text:span></text:p>
      <text:p text:style-name="P2"><text:span text:style-name="T4"><text:s text:c="15"/>if(s.equalsIgnoreCase("India")==false)</text:span></text:p>
      <text:p text:style-name="P2"><text:span text:style-name="T4"><text:s text:c="19"/>throw new IndiaException();</text:span></text:p>
      <text:p text:style-name="P2"><text:span text:style-name="T4"><text:s text:c="11"/>}</text:span></text:p>
      <text:p text:style-name="P2"><text:span text:style-name="T4"><text:s text:c="11"/></text:span></text:p>
      <text:p text:style-name="P2"><text:span text:style-name="T4"><text:s text:c="11"/>catch(IndiaException e)</text:span></text:p>
      <text:p text:style-name="P2"><text:span text:style-name="T4"><text:s text:c="11"/>{</text:span></text:p>
      <text:p text:style-name="P2"><text:span text:style-name="T4"><text:s text:c="15"/>flag=true;</text:span></text:p>
      <text:p text:style-name="P2"><text:span text:style-name="T4"><text:s text:c="15"/>System.out.println(e);</text:span></text:p>
      <text:p text:style-name="P2"><text:span text:style-name="T4"><text:s text:c="11"/>}</text:span></text:p>
      <text:p text:style-name="P2"><text:span text:style-name="T4"><text:s text:c="11"/>finally</text:span></text:p>
      <text:p text:style-name="P2"><text:span text:style-name="T4"><text:s text:c="11"/>{</text:span></text:p>
      <text:p text:style-name="P2"><text:span text:style-name="T4"><text:s text:c="16"/>System.out.println("Rest of the clean-up code here");</text:span></text:p>
      <text:p text:style-name="P2"><text:span text:style-name="T4"><text:s text:c="11"/>}</text:span></text:p>
      <text:p text:style-name="P2"><text:span text:style-name="T4"><text:s text:c="8"/>}</text:span></text:p>
      <text:p text:style-name="P2"><text:span text:style-name="T4"><text:s text:c="8"/>while(flag==true);</text:span></text:p>
      <text:p text:style-name="P2"><text:span text:style-name="T4"><text:s text:c="8"/>System.out.println("Entered String is India !!");</text:span></text:p>
      <text:p text:style-name="P2"><text:span text:style-name="T4"><text:s text:c="8"/>} </text:span></text:p>
      <text:p text:style-name="P2"><text:span text:style-name="T4">}</text:span></text:p>
      <text:p text:style-name="P2"><text:span text:style-name="T4"/></text:p>
      <text:p text:style-name="P2"><text:span text:style-name="T4">package exceptionkeywords;</text:span></text:p>
      <text:p text:style-name="P2"><text:span text:style-name="T4">public class IndiaException extends Exception{</text:span></text:p>
      <text:p text:style-name="P2"><text:span text:style-name="T4"><text:s text:c="4"/>public String toString()</text:span></text:p>
      <text:p text:style-name="P2"><text:span text:style-name="T4"><text:s text:c="4"/>{</text:span></text:p>
      <text:p text:style-name="P2"><text:span text:style-name="T4"><text:s text:c="8"/>return"String entered is not India";</text:span></text:p>
      <text:p text:style-name="P2"><text:span text:style-name="T4"><text:s text:c="4"/>}</text:span></text:p>
      <text:p text:style-name="P2"><text:span text:style-name="T4">}</text:span></text:p>
      <text:p text:style-name="P2"><text:span text:style-name="T5">OUTPUT</text:span></text:p>
      <text:p text:style-name="P3"><draw:frame text:anchor-type="as-char" svg:width="86.78mm" svg:height="53.45mm" style:rel-width="scale" style:rel-height="scale"><draw:object-ole xlink:href="OleObj1"/><draw:image xlink:href="ObjectReplacements/OleObj1"/></draw:frame><text:span text:style-name="T5"/></text:p>
      <text:p text:style-name="P3"><text:span text:style-name="T5"/></text:p>
      <text:p text:style-name="P3"><text:span text:style-name="T5">2.</text:span><text:span text:style-name="T6">Write a Java Program to calculate the Result Result should consist of name, seatno, date, center number and marks of semester three exam. Create a User Defined Exception class MarksOutOfBoundsException, If Entered marks of any subject is greater than 100 or less than 0, and then program should create a user defined Exception of type MarksOutOfBoundsException and must have a provision to handle it</text:span></text:p>
      <text:p text:style-name="P3"><text:span text:style-name="T7">PROGRAM</text:span></text:p>
      <text:p text:style-name="P3"><text:span text:style-name="T8">package mainresultexception;</text:span></text:p>
      <text:p text:style-name="P3"><text:span text:style-name="T8">import java.util.Scanner;</text:span></text:p>
      <text:p text:style-name="P3"><text:span text:style-name="T8">public class MainResultException {</text:span></text:p>
      <text:p text:style-name="P3"><text:span text:style-name="T8"><text:s text:c="4"/>public static void main(String[] args) {</text:span></text:p>
      <text:p text:style-name="P3"><text:span text:style-name="T8"><text:s text:c="8"/>// TODO code application logic here</text:span></text:p>
      <text:p text:style-name="P3"><text:span text:style-name="T8"><text:s text:c="7"/>boolean flag;</text:span></text:p>
      <text:p text:style-name="P3"><text:span text:style-name="T8"><text:s text:c="7"/>int i,n;</text:span></text:p>
      <text:p text:style-name="P3"><text:span text:style-name="T8"><text:s text:c="7"/>Scanner sc=new Scanner(System.in);</text:span></text:p>
      <text:p text:style-name="P3"><text:span text:style-name="T8"><text:s text:c="8"/>System.out.println("Enter no of students : ");</text:span></text:p>
      <text:p text:style-name="P3"><text:span text:style-name="T8"><text:s text:c="8"/>n=sc.nextInt();</text:span></text:p>
      <text:p text:style-name="P3"><text:span text:style-name="T8"><text:s text:c="8"/>ResultException r[]=new ResultException[n];</text:span></text:p>
      <text:p text:style-name="P3"><text:span text:style-name="T8"><text:s text:c="8"/>System.out.println("Enter data of all students : ");</text:span></text:p>
      <text:p text:style-name="P3"><text:span text:style-name="T8"><text:s text:c="8"/>for(i=0;i&lt;n;i++)</text:span></text:p>
      <text:p text:style-name="P3"><text:span text:style-name="T8"><text:s text:c="8"/>{</text:span></text:p>
      <text:p text:style-name="P3"><text:span text:style-name="T8"><text:s text:c="12"/>r[i]=new ResultException();</text:span></text:p>
      <text:p text:style-name="P3"><text:span text:style-name="T8"><text:s text:c="12"/>r[i].getData();</text:span></text:p>
      <text:p text:style-name="P3"><text:span text:style-name="T8"><text:s text:c="12"/></text:span></text:p>
      <text:p text:style-name="P3"><text:span text:style-name="T8"><text:s text:c="12"/>do</text:span></text:p>
      <text:p text:style-name="P3"><text:span text:style-name="T8"><text:s text:c="12"/>{</text:span></text:p>
      <text:p text:style-name="P3"><text:span text:style-name="T8"><text:s text:c="16"/>try</text:span></text:p>
      <text:p text:style-name="P3"><text:span text:style-name="T8"><text:s text:c="16"/>{</text:span></text:p>
      <text:p text:style-name="P3"><text:span text:style-name="T8"><text:s text:c="20"/>flag=false;</text:span></text:p>
      <text:p text:style-name="P3"><text:span text:style-name="T8"><text:s text:c="20"/>r[i].getMarks();</text:span></text:p>
      <text:p text:style-name="P3"><text:span text:style-name="T8"><text:s text:c="20"/></text:span></text:p>
      <text:p text:style-name="P3"><text:span text:style-name="T8"><text:s text:c="20"/>if(r[i].m1&lt;0||r[i].m1&gt;100||r[i].m2&lt;0||r[i].m2&gt;100||r[i].m3&lt;0||r[i].m3&gt;100||r[i].m4&lt;0||r[i].m4&gt;100||r[i].m5&lt;0||r[i].m5&gt;100||r[i].m6&lt;0||r[i].m6&gt;100)</text:span></text:p>
      <text:p text:style-name="P3"><text:span text:style-name="T8"><text:s text:c="24"/>throw new MarksOutOfBoundsException();</text:span></text:p>
      <text:p text:style-name="P3"><text:span text:style-name="T8"><text:s text:c="20"/></text:span></text:p>
      <text:p text:style-name="P3"><text:span text:style-name="T8"><text:s text:c="16"/>}</text:span></text:p>
      <text:p text:style-name="P3"><text:span text:style-name="T8"><text:s text:c="16"/>catch(MarksOutOfBoundsException e)</text:span></text:p>
      <text:p text:style-name="P3"><text:span text:style-name="T8"><text:s text:c="16"/>{</text:span></text:p>
      <text:p text:style-name="P3"><text:span text:style-name="T8"><text:s text:c="20"/>flag=true;</text:span></text:p>
      <text:p text:style-name="P3"><text:span text:style-name="T8"><text:s text:c="20"/>System.out.println(e);</text:span></text:p>
      <text:p text:style-name="P3"><text:span text:style-name="T8"><text:s text:c="16"/>}</text:span></text:p>
      <text:p text:style-name="P3"><text:span text:style-name="T8"><text:s text:c="12"/>}</text:span></text:p>
      <text:p text:style-name="P3"><text:span text:style-name="T8"><text:s text:c="12"/>while(flag==true);</text:span></text:p>
      <text:p text:style-name="P3"><text:span text:style-name="T8"><text:s text:c="12"/>System.out.println("Data entered successfully.Data is as shown : ");</text:span></text:p>
      <text:p text:style-name="P3"><text:span text:style-name="T8"><text:s text:c="12"/>r[i].showData();</text:span></text:p>
      <text:p text:style-name="P3"><text:span text:style-name="T8"><text:s text:c="8"/>}</text:span></text:p>
      <text:p text:style-name="P3"><text:span text:style-name="T8"><text:s text:c="4"/>}</text:span></text:p>
      <text:p text:style-name="P3"><text:span text:style-name="T8">}</text:span></text:p>
      <text:p text:style-name="P3"><text:span text:style-name="T8">public class MarksOutOfBoundsException extends Exception{</text:span></text:p>
      <text:p text:style-name="P3"><text:span text:style-name="T8"><text:s text:c="4"/>public String tostring()</text:span></text:p>
      <text:p text:style-name="P3"><text:span text:style-name="T8"><text:s text:c="4"/>{</text:span></text:p>
      <text:p text:style-name="P3"><text:span text:style-name="T8"><text:s text:c="8"/>return"Marks should be greater than 100 and less than 0";</text:span></text:p>
      <text:p text:style-name="P3"><text:span text:style-name="T8"><text:s text:c="4"/>}</text:span></text:p>
      <text:p text:style-name="P3"><text:span text:style-name="T8">}</text:span></text:p>
      <text:p text:style-name="P3"><text:span text:style-name="T8">public class ResultException {</text:span></text:p>
      <text:p text:style-name="P3"><text:span text:style-name="T8"><text:s text:c="5"/>String name;</text:span></text:p>
      <text:p text:style-name="P3"><text:span text:style-name="T8"><text:s text:c="8"/>int seat_no,centre_no,d,m,y,m1,m2,m3,m4,m5,m6;</text:span></text:p>
      <text:p text:style-name="P3"><text:span text:style-name="T8"/></text:p>
      <text:p text:style-name="P3"><text:span text:style-name="T8"><text:s text:c="3"/></text:span></text:p>
      <text:p text:style-name="P3"><text:span text:style-name="T8">public void getData()</text:span></text:p>
      <text:p text:style-name="P3"><text:span text:style-name="T8">{</text:span></text:p>
      <text:p text:style-name="P3"><text:span text:style-name="T8"><text:s text:c="4"/>Scanner sc=new Scanner(System.in);</text:span></text:p>
      <text:p text:style-name="P3"><text:span text:style-name="T8"><text:s text:c="4"/>System.out.println("Enter Student name : ");</text:span></text:p>
      <text:p text:style-name="P3"><text:span text:style-name="T8"><text:s text:c="4"/>name=sc.nextLine();</text:span></text:p>
      <text:p text:style-name="P3"><text:span text:style-name="T8"><text:s text:c="4"/>System.out.println("Enter seat number : ");</text:span></text:p>
      <text:p text:style-name="P3"><text:span text:style-name="T8"><text:s text:c="4"/>seat_no=sc.nextInt();</text:span></text:p>
      <text:p text:style-name="P3"><text:span text:style-name="T8"><text:s text:c="4"/>System.out.println("Enter centre number : ");</text:span></text:p>
      <text:p text:style-name="P3"><text:span text:style-name="T8"><text:s text:c="4"/>centre_no=sc.nextInt();</text:span></text:p>
      <text:p text:style-name="P3"><text:span text:style-name="T8"><text:s text:c="4"/>System.out.println("Enter date : day , month , year format");</text:span></text:p>
      <text:p text:style-name="P3"><text:span text:style-name="T8"><text:s text:c="4"/>d=sc.nextInt();</text:span></text:p>
      <text:p text:style-name="P3"><text:span text:style-name="T8"><text:s text:c="4"/>m=sc.nextInt();</text:span></text:p>
      <text:p text:style-name="P3"><text:span text:style-name="T8"><text:s text:c="4"/>y=sc.nextInt();</text:span></text:p>
      <text:p text:style-name="P3"><text:span text:style-name="T8"><text:s text:c="4"/>}</text:span></text:p>
      <text:p text:style-name="P3"><text:span text:style-name="T8"/></text:p>
      <text:p text:style-name="P3"><text:span text:style-name="T8">public void getMarks()</text:span></text:p>
      <text:p text:style-name="P3"><text:span text:style-name="T8">{</text:span></text:p>
      <text:p text:style-name="P3"><text:span text:style-name="T8"><text:s text:c="4"/>Scanner sc=new Scanner(System.in);</text:span></text:p>
      <text:p text:style-name="P3"><text:span text:style-name="T8"><text:s text:c="4"/>System.out.println("Enter marks of six subjects : ");</text:span></text:p>
      <text:p text:style-name="P3"><text:span text:style-name="T8"><text:s text:c="4"/>m1=sc.nextInt();</text:span></text:p>
      <text:p text:style-name="P3"><text:span text:style-name="T8"><text:s text:c="4"/>m2=sc.nextInt();</text:span></text:p>
      <text:p text:style-name="P3"><text:span text:style-name="T8"><text:s text:c="4"/>m3=sc.nextInt();</text:span></text:p>
      <text:p text:style-name="P3"><text:span text:style-name="T8"><text:s text:c="4"/>m4=sc.nextInt();</text:span></text:p>
      <text:p text:style-name="P3"><text:span text:style-name="T8"><text:s text:c="4"/>m5=sc.nextInt();</text:span></text:p>
      <text:p text:style-name="P3"><text:span text:style-name="T8"><text:s text:c="4"/>m6=sc.nextInt();</text:span></text:p>
      <text:p text:style-name="P3"><text:span text:style-name="T8">}</text:span></text:p>
      <text:p text:style-name="P3"><text:span text:style-name="T8"/></text:p>
      <text:p text:style-name="P3"><text:span text:style-name="T8">public void showData()</text:span></text:p>
      <text:p text:style-name="P3"><text:span text:style-name="T8">{</text:span></text:p>
      <text:p text:style-name="P3"><text:span text:style-name="T8"><text:s text:c="4"/>System.out.println("Name : "+name);</text:span></text:p>
      <text:p text:style-name="P3"><text:span text:style-name="T8"><text:s text:c="4"/>System.out.println("Seat number : "+seat_no);</text:span></text:p>
      <text:p text:style-name="P3"><text:span text:style-name="T8"><text:s text:c="4"/>System.out.println("Centre number : "+centre_no);</text:span></text:p>
      <text:p text:style-name="P3"><text:span text:style-name="T8"><text:s text:c="4"/>System.out.println("Date : "+d+"/"+m+"/"+y);</text:span></text:p>
      <text:p text:style-name="P3"><text:span text:style-name="T8"><text:s text:c="4"/>System.out.println("Marks : "+m1+" "+m2+" "+m3+" "+m4+" "+m5+" "+m6);</text:span></text:p>
      <text:p text:style-name="P3"><text:span text:style-name="T8">}</text:span></text:p>
      <text:p text:style-name="P3"><text:span text:style-name="T8">}</text:span></text:p>
      <text:p text:style-name="P3"><text:span text:style-name="T9">OUTPUT</text:span></text:p>
      <text:p text:style-name="P3"><draw:frame text:anchor-type="as-char" svg:width="94.72mm" svg:height="132.03mm" style:rel-width="scale" style:rel-height="scale"><draw:object-ole xlink:href="OleObj2"/><draw:image xlink:href="ObjectReplacements/OleObj2"/></draw:frame><text:span text:style-name="T9"/></text:p>
      <text:p text:style-name="P3"><text:span text:style-name="T9"/></text:p>
      <text:p text:style-name="P3"><text:span text:style-name="T9"/></text:p>
      <text:p text:style-name="P4"><text:span text:style-name="T10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